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205.85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131.9pt"/>
    </style:style>
    <style:style style:name="co5" style:family="table-column">
      <style:table-column-properties fo:break-before="auto" style:column-width="198.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ro3" style:family="table-row">
      <style:table-row-properties style:row-height="15.9pt" fo:break-before="auto" style:use-optimal-row-height="true"/>
    </style:style>
    <style:style style:name="ro4" style:family="table-row">
      <style:table-row-properties style:row-height="41.24pt" fo:break-before="auto" style:use-optimal-row-height="true"/>
    </style:style>
    <style:style style:name="ro5" style:family="table-row">
      <style:table-row-properties style:row-height="27.8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lash-e_16Gs16M_Rev_C-BOM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22R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7,R8,R10,R11</text:p>
          </table:table-cell>
          <table:table-cell table:number-columns-repeated="102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1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5,R9,</text:span>R12,</text:p>
            <text:p><text:span text:style-name="T1">R13,R14,R16,R17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00nF/10V/10%/X7R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6,C7,C9,C11</text:p>
          </table:table-cell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2.2uF/6.3V/1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<text:span text:style-name="T1">C4,C5</text:span>,C8,C10</text:p>
          </table:table-cell>
          <table:table-cell table:number-columns-repeated="102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KLMAG1JETD-B041003(FBGA153)</text:p>
          </table:table-cell>
          <table:table-cell table:style-name="ce7" office:value-type="string" calcext:value-type="string">
            <text:p>FBGA153_Pitch-0.5mm_</text:p>
            <text:p>Ball-0.25mm_Dimensions-</text:p>
            <text:p>11.50x13.00x0.80mm</text:p>
          </table:table-cell>
          <table:table-cell table:style-name="ce7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W25Q128JVSIQ(SOIC-8_208mils)</text:p>
          </table:table-cell>
          <table:table-cell table:style-name="ce7" office:value-type="string" calcext:value-type="string">
            <text:p>SO-8_208mil</text:p>
          </table:table-cell>
          <table:table-cell table:style-name="ce7" office:value-type="string" calcext:value-type="string">
            <text:p>U3</text:p>
          </table:table-cell>
          <table:table-cell table:number-columns-repeated="102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F12(3.5)-40DP-0.5V(86)</text:p>
          </table:table-cell>
          <table:table-cell table:style-name="ce7" office:value-type="string" calcext:value-type="string">
            <text:p>DF12(3.5)-40DP-0.5V(86)</text:p>
            <text:p>(CL0537-0032-4-86)</text:p>
          </table:table-cell>
          <table:table-cell table:style-name="ce7" office:value-type="string" calcext:value-type="string">
            <text:p>Flash_CON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5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Opened</text:p>
          </table:table-cell>
          <table:table-cell table:style-name="ce7" office:value-type="string" calcext:value-type="string">
            <text:p>SJ_1_SMALLER</text:p>
          </table:table-cell>
          <table:table-cell table:style-name="ce7" office:value-type="string" calcext:value-type="string">
            <text:p>NAND_WP1,SPI_WP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5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22R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</text:p>
          </table:table-cell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NA(10k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1,</text:span>R2,R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NA(100nF/10V/10%/X7R/C0402)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,C2,C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2,C13</text:p>
          </table:table-cell>
          <table:table-cell table:number-columns-repeated="102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MT29F64G08CBABA-WP:B</text:p>
            <text:p>(TSOP48))</text:p>
          </table:table-cell>
          <table:table-cell table:style-name="ce7" office:value-type="string" calcext:value-type="string">
            <text:p>TSOP48</text:p>
          </table:table-cell>
          <table:table-cell table:style-name="ce7" office:value-type="string" calcext:value-type="string">
            <text:p>U1</text:p>
          </table:table-cell>
          <table:table-cell table:number-columns-repeated="1020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hadow="none" fo:background-color="transparent" style:scale-to="98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06-01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1">00/00/0000</text:date>, <text:time style:data-style-name="N2" text:time-value="16:45:06.276044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2-06-01T16:45:14.579912027</dc:date>
    <meta:editing-duration>PT20M26S</meta:editing-duration>
    <meta:editing-cycles>9</meta:editing-cycles>
    <meta:document-statistic meta:table-count="1" meta:cell-count="60" meta:object-count="0"/>
  </office:meta>
</office:document-meta>
</file>